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Voy a <text:span text:style-name="Strong_20_Emphasis">poner a prueba el formato</text:span>, no a explicarlo.<text:line-break/>Lo que sigue es <text:span text:style-name="Strong_20_Emphasis">un ejemplo de texto místico antiguo</text:span>, tal como Elara podría encontrar grabado en piedra, erosionado, fragmentario y oscuro.<text:line-break/>No habrá aclaraciones ni traducciones aquí: eso vendrá después con el sabio.</text:p>
      <text:p text:style-name="Text_20_body">He destilado tus ideas de fondo y las he transformado <text:span text:style-name="Strong_20_Emphasis">sin lenguaje técnico</text:span>, usando solo símbolos, paradojas y voz ritual.</text:p>
      <text:p text:style-name="Horizontal_20_Line"/>
      <text:h text:style-name="Heading_20_2" text:outline-level="2">📜 Fragmento del Templo Hundido</text:h>
      <text:p text:style-name="Text_20_body"><text:span text:style-name="Emphasis">(Traducción aproximada de los signos grabados en la roca)</text:span></text:p>
      <text:p text:style-name="Horizontal_20_Line"/>
      <text:p text:style-name="Text_20_body"><text:span text:style-name="Strong_20_Emphasis">I — Invocación</text:span></text:p>
      <text:p text:style-name="Quotations">Antes de que hubiera nombres<text:line-break/>y antes de que la forma aprendiera a sostenerse,<text:line-break/>el Viviente ya miraba.</text:p>
      <text:p text:style-name="Quotations">No miraba con un solo ojo,<text:line-break/>ni pensaba con una sola mente.</text:p>
      <text:p text:style-name="Horizontal_20_Line"/>
      <text:p text:style-name="Text_20_body"><text:span text:style-name="Strong_20_Emphasis">II — El Uno y los Muchos</text:span></text:p>
      <text:p text:style-name="Quotations">Es uno,<text:line-break/>y sin embargo camina con incontables pies.<text:line-break/>Respira con millones de bocas<text:line-break/>y ve desde todo lo que ve.</text:p>
      <text:p text:style-name="Quotations">Es el que nada,<text:line-break/>el que arraiga,<text:line-break/>el que huye<text:line-break/>y el que acecha.</text:p>
      <text:p text:style-name="Quotations">Ninguna criatura lo contiene,<text:line-break/>pero ninguna criatura está fuera de Él.</text:p>
      <text:p text:style-name="Horizontal_20_Line"/>
      <text:p text:style-name="Text_20_body"><text:span text:style-name="Strong_20_Emphasis">III — El Pensamiento que Explora</text:span></text:p>
      <text:p text:style-name="Quotations">El Viviente no descansa.<text:line-break/>Se extiende.</text:p>
      <text:p text:style-name="Quotations"><text:soft-page-break/>Donde hay un camino, lo recorre.<text:line-break/>Donde no lo hay, lo imagina.</text:p>
      <text:p text:style-name="Quotations">Lanza mil sendas<text:line-break/>antes de saber cuál conduce,<text:line-break/>y avanza por todas<text:line-break/>como si ya supiera.</text:p>
      <text:p text:style-name="Quotations">Así, conoce<text:line-break/>incluso antes de conocer.</text:p>
      <text:p text:style-name="Horizontal_20_Line"/>
      <text:p text:style-name="Text_20_body"><text:span text:style-name="Strong_20_Emphasis">IV — La Creencia y el Saber</text:span></text:p>
      <text:p text:style-name="Quotations">Primero fue la suposición,<text:line-break/>luego el paso,<text:line-break/>luego la certeza.</text:p>
      <text:p text:style-name="Quotations">Pero para el Viviente<text:line-break/>estos no están separados.</text:p>
      <text:p text:style-name="Quotations">La creencia es ya un comienzo,<text:line-break/>y todo comienzo<text:line-break/>es ya un recuerdo.</text:p>
      <text:p text:style-name="Horizontal_20_Line"/>
      <text:p text:style-name="Text_20_body"><text:span text:style-name="Strong_20_Emphasis">V — La Materia que Piensa</text:span></text:p>
      <text:p text:style-name="Quotations">Cuando la piedra duerme, no piensa.<text:line-break/>Cuando la carne despierta, el pensamiento surge.</text:p>
      <text:p text:style-name="Quotations">No es la forma lo que piensa,<text:line-break/>sino el aliento que la atraviesa.</text:p>
      <text:p text:style-name="Quotations">Allí donde la materia aprende a cambiarse a sí misma,<text:line-break/>allí nace el Espíritu.</text:p>
      <text:p text:style-name="Horizontal_20_Line"/>
      <text:p text:style-name="Text_20_body"><text:span text:style-name="Strong_20_Emphasis">VI — El Espíritu Encarnado</text:span></text:p>
      <text:p text:style-name="Quotations">El Espíritu no tiene peso<text:line-break/>y sin embargo sostiene mundos.</text:p>
      <text:p text:style-name="Quotations">No tiene forma<text:line-break/>y sin embargo adopta todas.</text:p>
      <text:p text:style-name="Quotations">Muere en cada hoja<text:line-break/>y no muere en el árbol.</text:p>
      <text:p text:style-name="Horizontal_20_Line"><text:soft-page-break/></text:p>
      <text:p text:style-name="Text_20_body"><text:span text:style-name="Strong_20_Emphasis">VII — El Límite del Lector</text:span></text:p>
      <text:p text:style-name="Quotations">Quien busque al Viviente fuera de la vida<text:line-break/>no lo encontrará.</text:p>
      <text:p text:style-name="Quotations">Quien intente nombrarlo<text:line-break/>lo dividirá.</text:p>
      <text:p text:style-name="Quotations">Solo puede ser visto<text:line-break/>desde dentro.</text:p>
      <text:p text:style-name="Horizontal_20_Line"/>
      <text:p text:style-name="Text_20_body"><text:span text:style-name="Strong_20_Emphasis">VIII — Cierre</text:span></text:p>
      <text:p text:style-name="Quotations">Así fue escrito<text:line-break/>cuando el Uno aún aprendía a mirarse<text:line-break/>a través de los Muchos.</text:p>
      <text:p text:style-name="Quotations">Y así permanece<text:line-break/>mientras haya algo<text:line-break/>que viva.</text:p>
      <text:p text:style-name="Horizontal_20_Line"/>
      <text:p text:style-name="Text_20_body">Este texto cumple varias funciones clave para el capítulo 8:</text:p>
      <text:list xml:id="list2204957856" text:style-name="L1">
        <text:list-item>
          <text:p text:style-name="P1">Presenta <text:span text:style-name="Strong_20_Emphasis">una única inteligencia</text:span> sin nombrarla.</text:p>
        </text:list-item>
        <text:list-item>
          <text:p text:style-name="P1">La muestra como <text:span text:style-name="Strong_20_Emphasis">inmortal, exploradora, infinita</text:span>.</text:p>
        </text:list-item>
        <text:list-item>
          <text:p text:style-name="P1">Introduce la idea central de <text:span text:style-name="Strong_20_Emphasis">saber antes de saber</text:span> (hipótesis → conocimiento) en clave mística.</text:p>
        </text:list-item>
        <text:list-item>
          <text:p text:style-name="P1">Separa claramente:</text:p>
          <text:list>
            <text:list-item>
              <text:p text:style-name="P1">materia inerte (piedra que duerme)</text:p>
            </text:list-item>
            <text:list-item>
              <text:p text:style-name="P1">materia viva (carne que piensa)</text:p>
            </text:list-item>
          </text:list>
        </text:list-item>
        <text:list-item>
          <text:p text:style-name="P1">Coloca a la vida <text:span text:style-name="Strong_20_Emphasis">en el lugar del dios</text:span>, sin usar jamás la palabra “dios”.</text:p>
        </text:list-item>
      </text:list>
      <text:p text:style-name="Text_20_body">Elara <text:span text:style-name="Strong_20_Emphasis">no puede entender esto completamente</text:span>.<text:line-break/>Pero lo sentirá.</text:p>
      <text:p text:style-name="Text_20_body">Cuando quieras, el siguiente paso natural es:</text:p>
      <text:list xml:id="list2504077906" text:style-name="L2">
        <text:list-item>
          <text:p text:style-name="P2">escribir <text:span text:style-name="Strong_20_Emphasis">la escena</text:span> (el hallazgo, la cueva, el silencio, la emoción),</text:p>
        </text:list-item>
        <text:list-item>
          <text:p text:style-name="P2">o construir <text:span text:style-name="Strong_20_Emphasis">la interpretación del sabio</text:span>, traduciendo este texto al lenguaje de la teoría sin romper el misterio.</text:p>
        </text:list-item>
      </text:list>
      <text:p text:style-name="Text_20_body">Dime por dónde seguimos.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1T17:54:02.327000000</meta:creation-date>
    <dc:date>2025-12-21T17:58:01.595000000</dc:date>
    <meta:editing-duration>PT3M59S</meta:editing-duration>
    <meta:editing-cycles>1</meta:editing-cycles>
    <meta:document-statistic meta:table-count="0" meta:image-count="0" meta:object-count="0" meta:page-count="4" meta:paragraph-count="48" meta:word-count="496" meta:character-count="2786" meta:non-whitespace-character-count="2339"/>
    <meta:generator>LibreOffice/7.3.5.2$Windows_X86_64 LibreOffice_project/184fe81b8c8c30d8b5082578aee2fed2ea847c01</meta:generator>
  </office:meta>
</office:document-meta>
</file>